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3" table:formula="of:=SUM([.G202:.G203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3" table:formula="of:=SUM([.G205:.G208])" office:value-type="time" office:time-value="PT09H00M00S">
            <text:p>09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6]-[.C206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4" table:formula="of:=[.D207]-[.C20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30M00S">
            <text:p>17.30</text:p>
          </table:table-cell>
          <table:table-cell table:style-name="ce4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4" table:formula="of:=[.D208]-[.C20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210]-[.C210]" office:value-type="time" office:time-value="PT02H30M00S">
            <text:p>02.30</text:p>
          </table:table-cell>
          <table:table-cell table:style-name="ce3" table:formula="of:=SUM([.G210:.G213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4" table:formula="of:=[.D211]-[.C21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4" table:formula="of:=[.D212]-[.C212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3]-[.C213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 table:number-rows-repeated="65325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17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30T17:12:10</dc:date>
    <dc:creator>Daniele Ferro</dc:creator>
    <meta:editing-duration>PT71H44M12S</meta:editing-duration>
    <meta:editing-cycles>206</meta:editing-cycles>
    <meta:generator>OpenOffice.org/3.1$Linux OpenOffice.org_project/310m19$Build-9420</meta:generator>
    <meta:document-statistic meta:table-count="2" meta:cell-count="838" meta:object-count="0"/>
  </office:meta>
</office:document-meta>
</file>